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6000000D42B60051D2CECD527.png" manifest:media-type="image/png"/>
  <manifest:file-entry manifest:full-path="Pictures/100000000000072300000376837BA472781470EB.png" manifest:media-type="image/png"/>
  <manifest:file-entry manifest:full-path="Pictures/10000000000005220000028698929C03356B69B8.png" manifest:media-type="image/png"/>
  <manifest:file-entry manifest:full-path="Pictures/100000000000028A0000027528D2072F611222D4.png" manifest:media-type="image/png"/>
  <manifest:file-entry manifest:full-path="Pictures/100000000000028000000275D32497534ABB8E9E.png" manifest:media-type="image/png"/>
  <manifest:file-entry manifest:full-path="Pictures/100000000000038C0000012867AFCA49EA8DA89A.png" manifest:media-type="image/png"/>
  <manifest:file-entry manifest:full-path="Pictures/10000000000003CC000003110BAAFE2FD7D6758A.png" manifest:media-type="image/png"/>
  <manifest:file-entry manifest:full-path="Pictures/10000000000002E9000000E9560DA826F6274003.png" manifest:media-type="image/png"/>
  <manifest:file-entry manifest:full-path="Pictures/100000000000029A000001C4ED707E5498C69E14.png" manifest:media-type="image/png"/>
  <manifest:file-entry manifest:full-path="Pictures/100000000000026600000255917D6E077F4D75E6.png" manifest:media-type="image/png"/>
  <manifest:file-entry manifest:full-path="Pictures/10000000000002680000025B642E16DAD32BCA72.png" manifest:media-type="image/png"/>
  <manifest:file-entry manifest:full-path="Pictures/1000000000000360000002CAB6C9063A447A49C3.png" manifest:media-type="image/png"/>
  <manifest:file-entry manifest:full-path="Pictures/10000000000005630000007FEB73B8BDE82FB46C.png" manifest:media-type="image/png"/>
  <manifest:file-entry manifest:full-path="Pictures/100000000000034C0000033FD34EF6325315C3A8.png" manifest:media-type="image/png"/>
  <manifest:file-entry manifest:full-path="Pictures/1000000000000233000002367B941889ABFBFDFF.png" manifest:media-type="image/png"/>
  <manifest:file-entry manifest:full-path="Pictures/1000000000000283000001A658CBE3E935A71BFB.png" manifest:media-type="image/png"/>
  <manifest:file-entry manifest:full-path="Pictures/10000000000001B000000068AE063A2B04E57EB2.png" manifest:media-type="image/png"/>
  <manifest:file-entry manifest:full-path="Pictures/100000000000029D00000082BFCECD6C760C470C.png" manifest:media-type="image/png"/>
  <manifest:file-entry manifest:full-path="Pictures/100000000000072800000287E888E0C3DC3C6750.png" manifest:media-type="image/png"/>
  <manifest:file-entry manifest:full-path="Pictures/100000000000022700000031CE22B82E3159141C.png" manifest:media-type="image/png"/>
  <manifest:file-entry manifest:full-path="Pictures/10000000000004E700000132D14F925EA15A673D.png" manifest:media-type="image/png"/>
  <manifest:file-entry manifest:full-path="Pictures/10000000000003A00000006116D40189854A2A13.png" manifest:media-type="image/png"/>
  <manifest:file-entry manifest:full-path="Pictures/1000000000000142000000783CD957FC6AE8801E.png" manifest:media-type="image/png"/>
  <manifest:file-entry manifest:full-path="Pictures/10000000000002E500000223AE17A68B10969375.png" manifest:media-type="image/png"/>
  <manifest:file-entry manifest:full-path="Pictures/100000000000023C00000236B5D58927DEEDB7DF.png" manifest:media-type="image/png"/>
  <manifest:file-entry manifest:full-path="Pictures/10000000000002380000008074E95B049D15C6DB.png" manifest:media-type="image/png"/>
  <manifest:file-entry manifest:full-path="Pictures/1000000000000739000001D055D61ECC37CDA8AE.png" manifest:media-type="image/png"/>
  <manifest:file-entry manifest:full-path="Pictures/10000000000002C4000002690EA96C7EA5296088.png" manifest:media-type="image/png"/>
  <manifest:file-entry manifest:full-path="Pictures/1000000000000736000001CC6DCD6E8377C59FE3.png" manifest:media-type="image/png"/>
  <manifest:file-entry manifest:full-path="Pictures/100000000000018E0000003DF8E68CFA64CF879F.png" manifest:media-type="image/png"/>
  <manifest:file-entry manifest:full-path="Pictures/100000000000073D000001CF9C3E7CC1D4122FD4.png" manifest:media-type="image/png"/>
  <manifest:file-entry manifest:full-path="Pictures/1000000000000726000001ADDFC0F5328169B5E9.png" manifest:media-type="image/png"/>
  <manifest:file-entry manifest:full-path="Pictures/10000000000002CC000000960522976559407A6F.png" manifest:media-type="image/png"/>
  <manifest:file-entry manifest:full-path="Pictures/1000000000000230000001E8814792BCC72D873D.png" manifest:media-type="image/png"/>
  <manifest:file-entry manifest:full-path="Pictures/1000000000000748000001EB14FD1EFD0EB26E68.png" manifest:media-type="image/png"/>
  <manifest:file-entry manifest:full-path="Pictures/100000000000024300000037ABD70C0B57710BCC.png" manifest:media-type="image/png"/>
  <manifest:file-entry manifest:full-path="Pictures/100000000000069700000084C8A2020F032BB827.png" manifest:media-type="image/png"/>
  <manifest:file-entry manifest:full-path="Pictures/10000000000006C9000000B98D705AFAF903A8C8.png" manifest:media-type="image/png"/>
  <manifest:file-entry manifest:full-path="Pictures/10000000000004F0000000E2E9A1E33BF77A1B3B.png" manifest:media-type="image/png"/>
  <manifest:file-entry manifest:full-path="Pictures/10000000000002990000008CD78B0058A4A13685.png" manifest:media-type="image/png"/>
  <manifest:file-entry manifest:full-path="Pictures/10000000000001E6000001A7BF60EC41ECD1EE51.png" manifest:media-type="image/png"/>
  <manifest:file-entry manifest:full-path="Pictures/10000000000003B600000393B7477F9647D4A3D5.png" manifest:media-type="image/png"/>
  <manifest:file-entry manifest:full-path="Pictures/10000000000004570000011363A4D2472A31A5D3.png" manifest:media-type="image/png"/>
  <manifest:file-entry manifest:full-path="Pictures/100000000000028D000002216F1DAC3C50062F86.png" manifest:media-type="image/png"/>
  <manifest:file-entry manifest:full-path="Pictures/1000000000000348000001F826B2BADC08C48F84.png" manifest:media-type="image/png"/>
  <manifest:file-entry manifest:full-path="Pictures/10000000000002D20000026ADFEBFB27EBEB6D4E.png" manifest:media-type="image/png"/>
  <manifest:file-entry manifest:full-path="Pictures/100000000000023500000073CF38EBD309CEBA80.png" manifest:media-type="image/png"/>
  <manifest:file-entry manifest:full-path="Pictures/100000000000029F000001BC66771423F5807406.png" manifest:media-type="image/png"/>
  <manifest:file-entry manifest:full-path="Pictures/100000000000026B000001C1941F841A11A5AF70.png" manifest:media-type="image/png"/>
  <manifest:file-entry manifest:full-path="Pictures/1000000000000225000000B8BC3F7387BF791F5E.png" manifest:media-type="image/png"/>
  <manifest:file-entry manifest:full-path="Pictures/100000000000027F000001A120B8C3F5D0EE3DA6.png" manifest:media-type="image/png"/>
  <manifest:file-entry manifest:full-path="Pictures/100000000000073F00000259D1B1958F5B510479.png" manifest:media-type="image/png"/>
  <manifest:file-entry manifest:full-path="Pictures/100000000000049C0000006ED37CE5550ADA8CEF.png" manifest:media-type="image/png"/>
  <manifest:file-entry manifest:full-path="Pictures/100000000000026D0000025E64920569D3244026.png" manifest:media-type="image/png"/>
  <manifest:file-entry manifest:full-path="Pictures/1000000000000532000003B6D4E9471BAA56FD2B.png" manifest:media-type="image/png"/>
  <manifest:file-entry manifest:full-path="Pictures/10000000000004820000020C43CA2FD39EE53C6F.png" manifest:media-type="image/png"/>
  <manifest:file-entry manifest:full-path="Pictures/10000000000003C40000005F5B5D60EF2BF197B1.png" manifest:media-type="image/png"/>
  <manifest:file-entry manifest:full-path="Pictures/1000000000000555000000AE5E49CCDC2CEBB33F.png" manifest:media-type="image/png"/>
  <manifest:file-entry manifest:full-path="Pictures/10000000000005CA000000D4567262F4E24ADDF3.png" manifest:media-type="image/png"/>
  <manifest:file-entry manifest:full-path="Pictures/1000000000000747000000A23658AB4F3F1CF469.png" manifest:media-type="image/png"/>
  <manifest:file-entry manifest:full-path="Pictures/1000000000000314000000E499B8C761326931A7.png" manifest:media-type="image/png"/>
  <manifest:file-entry manifest:full-path="Pictures/1000000000000259000000B27CB058F01839877C.png" manifest:media-type="image/png"/>
  <manifest:file-entry manifest:full-path="Pictures/1000000000000581000000A6F2B29E491E5388A9.png" manifest:media-type="image/png"/>
  <manifest:file-entry manifest:full-path="Pictures/10000000000002D20000026B89CD0AC348A4EF2E.png" manifest:media-type="image/png"/>
  <manifest:file-entry manifest:full-path="Pictures/100000000000058D0000007368158459BCFF0A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31cm"/>
      <style:paragraph-properties style:writing-mode="lr-tb"/>
    </style:style>
    <style:style style:name="gr2" style:family="graphic" style:parent-style-name="objectwithoutfill">
      <style:graphic-properties svg:stroke-color="#ffffff" draw:fill="solid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35cm" fo:min-width="1.5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589cm" fo:min-width="1.79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Latin Modern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4cm" svg:height="12.281cm" svg:x="3.3cm" svg:y="4.7cm">
          <draw:text-box>
            <text:p><text:span text:style-name="T1">1. What is so ‘normal’ about the Gaussian distribution?</text:span></text:p>
            <text:p><text:span text:style-name="T1"/></text:p>
            <text:p><text:span text:style-name="T1">2. Is geology ‘normal’?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ieter Vermeesch</text:span></text:p>
            <text:p><text:span text:style-name="T1">p.vermeesch@ucl.ac.uk</text:span></text:p>
          </draw:text-box>
        </draw:frame>
        <draw:line draw:style-name="gr2" draw:text-style-name="P2" draw:layer="layout" svg:x1="3.1cm" svg:y1="5cm" svg:x2="3.1cm" svg:y2="16.8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4" draw:layer="layout" svg:width="14.332cm" svg:height="10.236cm" svg:x="6.868cm" svg:y="4.964cm">
          <draw:image xlink:href="Pictures/1000000000000532000003B6D4E9471BAA56FD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4" draw:layer="layout" svg:width="17.618cm" svg:height="13.005cm" svg:x="4.8cm" svg:y="3.995cm">
          <draw:image xlink:href="Pictures/10000000000002E500000223AE17A68B109693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6" draw:layer="layout" svg:width="2cm" svg:height="1.6cm" svg:x="9.9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3.6cm" svg:height="13.457cm" svg:x="6.2cm" svg:y="3.4cm">
          <draw:image xlink:href="Pictures/100000000000023C00000236B5D58927DEEDB7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4" draw:layer="layout" svg:width="13.7cm" svg:height="13.772cm" svg:x="7.315cm" svg:y="3.8cm">
          <draw:image xlink:href="Pictures/1000000000000233000002367B941889ABFBFDFF.png" xlink:type="simple" xlink:show="embed" xlink:actuate="onLoad" loext:mime-type="image/png">
            <text:p/>
          </draw:image>
        </draw:frame>
        <draw:custom-shape draw:style-name="gr6" draw:text-style-name="P6" draw:layer="layout" svg:width="2.299cm" svg:height="1.839cm" svg:x="17.957cm" svg:y="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299cm" svg:height="1.839cm" svg:x="6cm" svg:y="14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4" draw:layer="layout" svg:width="14.6cm" svg:height="12.723cm" svg:x="6cm" svg:y="4.224cm">
          <draw:image xlink:href="Pictures/1000000000000230000001E8814792BCC72D873D.png" xlink:type="simple" xlink:show="embed" xlink:actuate="onLoad" loext:mime-type="image/png">
            <text:p/>
          </draw:image>
        </draw:frame>
        <draw:custom-shape draw:style-name="gr5" draw:text-style-name="P6" draw:layer="layout" svg:width="2cm" svg:height="1.6cm" svg:x="9.6cm" svg:y="4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4" draw:layer="layout" svg:width="20.107cm" svg:height="19.367cm" svg:x="3.648cm" svg:y="0.899cm">
          <draw:image xlink:href="Pictures/10000000000003B600000393B7477F9647D4A3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4" draw:layer="layout" svg:width="26.438cm" svg:height="6.605cm" svg:x="0.902cm" svg:y="4cm">
          <draw:image xlink:href="Pictures/100000000000073D000001CF9C3E7CC1D4122FD4.png" xlink:type="simple" xlink:show="embed" xlink:actuate="onLoad" loext:mime-type="image/png">
            <text:p/>
          </draw:image>
        </draw:frame>
        <draw:frame draw:style-name="gr4" draw:text-style-name="P4" draw:layer="layout" svg:width="26.799cm" svg:height="7.058cm" svg:x="0.8cm" svg:y="11.2cm">
          <draw:image xlink:href="Pictures/1000000000000748000001EB14FD1EFD0EB26E6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4" draw:layer="layout" svg:width="27.399cm" svg:height="2.142cm" svg:x="0.4cm" svg:y="3.611cm">
          <draw:image xlink:href="Pictures/100000000000069700000084C8A2020F032BB827.png" xlink:type="simple" xlink:show="embed" xlink:actuate="onLoad" loext:mime-type="image/png">
            <text:p/>
          </draw:image>
        </draw:frame>
        <draw:frame draw:style-name="gr4" draw:text-style-name="P4" draw:layer="layout" svg:width="13.821cm" svg:height="11.535cm" svg:x="1.979cm" svg:y="7.665cm">
          <draw:image xlink:href="Pictures/100000000000028D000002216F1DAC3C50062F86.png" xlink:type="simple" xlink:show="embed" xlink:actuate="onLoad" loext:mime-type="image/png">
            <text:p/>
          </draw:image>
        </draw:frame>
        <draw:frame draw:style-name="gr4" draw:text-style-name="P4" draw:layer="layout" svg:width="11.958cm" svg:height="2.433cm" svg:x="14cm" svg:y="9.6cm">
          <draw:image xlink:href="Pictures/100000000000023500000073CF38EBD309CEBA80.png" xlink:type="simple" xlink:show="embed" xlink:actuate="onLoad" loext:mime-type="image/png">
            <text:p/>
          </draw:image>
        </draw:frame>
        <draw:frame draw:style-name="gr4" draw:text-style-name="P4" draw:layer="layout" svg:width="12.255cm" svg:height="1.163cm" svg:x="0.345cm" svg:y="0.637cm">
          <draw:image xlink:href="Pictures/100000000000024300000037ABD70C0B57710B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4" draw:layer="layout" svg:width="27.2cm" svg:height="6.376cm" svg:x="0.5cm" svg:y="2.337cm">
          <draw:image xlink:href="Pictures/1000000000000726000001ADDFC0F5328169B5E9.png" xlink:type="simple" xlink:show="embed" xlink:actuate="onLoad" loext:mime-type="image/png">
            <text:p/>
          </draw:image>
        </draw:frame>
        <draw:frame draw:style-name="gr4" draw:text-style-name="P4" draw:layer="layout" svg:width="13.7cm" svg:height="11.321cm" svg:x="4.8cm" svg:y="8.791cm">
          <draw:image xlink:href="Pictures/1000000000000360000002CAB6C9063A447A49C3.png" xlink:type="simple" xlink:show="embed" xlink:actuate="onLoad" loext:mime-type="image/png">
            <text:p/>
          </draw:image>
        </draw:frame>
        <draw:frame draw:style-name="gr4" draw:text-style-name="P4" draw:layer="layout" svg:width="6.815cm" svg:height="2.539cm" svg:x="15.4cm" svg:y="11.6cm">
          <draw:image xlink:href="Pictures/1000000000000142000000783CD957FC6AE8801E.png" xlink:type="simple" xlink:show="embed" xlink:actuate="onLoad" loext:mime-type="image/png">
            <text:p/>
          </draw:image>
        </draw:frame>
        <draw:frame draw:style-name="gr4" draw:text-style-name="P4" draw:layer="layout" svg:width="11.662cm" svg:height="1.036cm" svg:x="0.338cm" svg:y="0.6cm">
          <draw:image xlink:href="Pictures/100000000000022700000031CE22B82E315914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4" draw:layer="layout" svg:width="17.779cm" svg:height="10.667cm" svg:x="4.7cm" svg:y="7.833cm">
          <draw:image xlink:href="Pictures/1000000000000348000001F826B2BADC08C48F84.png" xlink:type="simple" xlink:show="embed" xlink:actuate="onLoad" loext:mime-type="image/png">
            <text:p/>
          </draw:image>
        </draw:frame>
        <draw:custom-shape draw:style-name="gr5" draw:text-style-name="P6" draw:layer="layout" svg:width="2cm" svg:height="1.6cm" svg:x="7.8cm" svg:y="3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16cm" svg:height="2.751cm" svg:x="11.94cm" svg:y="5.9cm">
          <draw:image xlink:href="Pictures/100000000000029D00000082BFCECD6C760C470C.png" xlink:type="simple" xlink:show="embed" xlink:actuate="onLoad" loext:mime-type="image/png">
            <text:p/>
          </draw:image>
        </draw:frame>
        <draw:custom-shape draw:style-name="gr6" draw:text-style-name="P6" draw:layer="layout" svg:width="2.299cm" svg:height="1.839cm" svg:x="6.301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2.004cm" svg:height="1.183cm" svg:x="1.996cm" svg:y="2.34cm">
          <draw:image xlink:href="Pictures/10000000000003C40000005F5B5D60EF2BF197B1.png" xlink:type="simple" xlink:show="embed" xlink:actuate="onLoad" loext:mime-type="image/png">
            <text:p/>
          </draw:image>
        </draw:frame>
        <draw:frame draw:style-name="gr4" draw:text-style-name="P4" draw:layer="layout" svg:width="12cm" svg:height="1.253cm" svg:x="2cm" svg:y="3.9cm">
          <draw:image xlink:href="Pictures/10000000000003A00000006116D40189854A2A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4" draw:layer="layout" svg:width="26.754cm" svg:height="4.783cm" svg:x="0.774cm" svg:y="1.4cm">
          <draw:image xlink:href="Pictures/10000000000004F0000000E2E9A1E33BF77A1B3B.png" xlink:type="simple" xlink:show="embed" xlink:actuate="onLoad" loext:mime-type="image/png">
            <text:p/>
          </draw:image>
        </draw:frame>
        <draw:frame draw:style-name="gr4" draw:text-style-name="P4" draw:layer="layout" svg:width="15.426cm" svg:height="15.189cm" svg:x="0.574cm" svg:y="4.811cm">
          <draw:image xlink:href="Pictures/100000000000034C0000033FD34EF6325315C3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4" draw:layer="layout" svg:width="15.325cm" svg:height="10cm" svg:x="6.175cm" svg:y="5.6cm">
          <draw:image xlink:href="Pictures/100000000000027F000001A120B8C3F5D0EE3DA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4" draw:layer="layout" svg:width="15.326cm" svg:height="10.4cm" svg:x="6.6cm" svg:y="5.3cm">
          <draw:image xlink:href="Pictures/100000000000029A000001C4ED707E5498C69E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4" draw:layer="layout" svg:width="16.195cm" svg:height="10.716cm" svg:x="5.805cm" svg:y="4.6cm">
          <draw:image xlink:href="Pictures/100000000000029F000001BC66771423F58074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4" draw:layer="layout" svg:width="15.106cm" svg:height="9.913cm" svg:x="5.8cm" svg:y="5.6cm">
          <draw:image xlink:href="Pictures/1000000000000283000001A658CBE3E935A71B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4" draw:layer="layout" svg:width="20.573cm" svg:height="16.615cm" svg:x="2.815cm" svg:y="2.275cm">
          <draw:image xlink:href="Pictures/10000000000003CC000003110BAAFE2FD7D675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4" draw:layer="layout" svg:width="26.438cm" svg:height="6.605cm" svg:x="0.902cm" svg:y="4cm">
          <draw:image xlink:href="Pictures/100000000000073D000001CF9C3E7CC1D4122FD4.png" xlink:type="simple" xlink:show="embed" xlink:actuate="onLoad" loext:mime-type="image/png">
            <text:p/>
          </draw:image>
        </draw:frame>
        <draw:frame draw:style-name="gr4" draw:text-style-name="P4" draw:layer="layout" svg:width="26.799cm" svg:height="7.058cm" svg:x="0.8cm" svg:y="11.2cm">
          <draw:image xlink:href="Pictures/1000000000000748000001EB14FD1EFD0EB26E6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text-style-name="P4" draw:layer="layout" svg:width="26.942cm" svg:height="6.76cm" svg:x="0.602cm" svg:y="3.97cm">
          <draw:image xlink:href="Pictures/1000000000000739000001D055D61ECC37CDA8AE.png" xlink:type="simple" xlink:show="embed" xlink:actuate="onLoad" loext:mime-type="image/png">
            <text:p/>
          </draw:image>
        </draw:frame>
        <draw:frame draw:style-name="gr4" draw:text-style-name="P4" draw:layer="layout" svg:width="27.044cm" svg:height="6.738cm" svg:x="0.5cm" svg:y="11.062cm">
          <draw:image xlink:href="Pictures/1000000000000736000001CC6DCD6E8377C59F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4" draw:layer="layout" svg:width="15.154cm" svg:height="3.174cm" svg:x="5.025cm" svg:y="6.935cm">
          <draw:image xlink:href="Pictures/10000000000002CC000000960522976559407A6F.png" xlink:type="simple" xlink:show="embed" xlink:actuate="onLoad" loext:mime-type="image/png">
            <text:p/>
          </draw:image>
        </draw:frame>
        <draw:frame draw:style-name="gr4" draw:text-style-name="P4" draw:layer="layout" svg:width="14.16cm" svg:height="2.751cm" svg:x="5.6cm" svg:y="3.8cm">
          <draw:image xlink:href="Pictures/100000000000029D00000082BFCECD6C760C470C.png" xlink:type="simple" xlink:show="embed" xlink:actuate="onLoad" loext:mime-type="image/png">
            <text:p/>
          </draw:image>
        </draw:frame>
        <draw:frame draw:style-name="gr4" draw:text-style-name="P4" draw:layer="layout" svg:width="23.515cm" svg:height="5.82cm" svg:x="2.4cm" svg:y="10.38cm">
          <draw:image xlink:href="Pictures/10000000000004570000011363A4D2472A31A5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4" draw:layer="layout" svg:width="10.286cm" svg:height="8.953cm" svg:x="0.914cm" svg:y="5.647cm">
          <draw:image xlink:href="Pictures/10000000000001E6000001A7BF60EC41ECD1EE51.png" xlink:type="simple" xlink:show="embed" xlink:actuate="onLoad" loext:mime-type="image/png">
            <text:p/>
          </draw:image>
        </draw:frame>
        <draw:frame draw:style-name="gr4" draw:text-style-name="P4" draw:layer="layout" svg:width="13.101cm" svg:height="9.503cm" svg:x="13.933cm" svg:y="5.212cm">
          <draw:image xlink:href="Pictures/100000000000026B000001C1941F841A11A5AF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4" draw:layer="layout" svg:width="27.601cm" svg:height="8.941cm" svg:x="0.1cm" svg:y="7.2cm">
          <draw:image xlink:href="Pictures/100000000000073F00000259D1B1958F5B510479.png" xlink:type="simple" xlink:show="embed" xlink:actuate="onLoad" loext:mime-type="image/png">
            <text:p/>
          </draw:image>
        </draw:frame>
        <draw:frame draw:style-name="gr4" draw:text-style-name="P4" draw:layer="layout" svg:width="14.075cm" svg:height="2.962cm" svg:x="6.725cm" svg:y="2.838cm">
          <draw:image xlink:href="Pictures/10000000000002990000008CD78B0058A4A136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4" draw:layer="layout" svg:width="8.423cm" svg:height="1.29cm" svg:x="9.2cm" svg:y="2.71cm">
          <draw:image xlink:href="Pictures/100000000000018E0000003DF8E68CFA64CF879F.png" xlink:type="simple" xlink:show="embed" xlink:actuate="onLoad" loext:mime-type="image/png">
            <text:p/>
          </draw:image>
        </draw:frame>
        <draw:frame draw:style-name="gr4" draw:text-style-name="P4" draw:layer="layout" svg:width="24.976cm" svg:height="2.327cm" svg:x="1.624cm" svg:y="5cm">
          <draw:image xlink:href="Pictures/100000000000049C0000006ED37CE5550ADA8CEF.png" xlink:type="simple" xlink:show="embed" xlink:actuate="onLoad" loext:mime-type="image/png">
            <text:p/>
          </draw:image>
        </draw:frame>
        <draw:frame draw:style-name="gr4" draw:text-style-name="P4" draw:layer="layout" svg:width="24.719cm" svg:height="2.275cm" svg:x="1.802cm" svg:y="9.2cm">
          <draw:image xlink:href="Pictures/10000000000005630000007FEB73B8BDE82FB46C.png" xlink:type="simple" xlink:show="embed" xlink:actuate="onLoad" loext:mime-type="image/png">
            <text:p/>
          </draw:image>
        </draw:frame>
        <draw:frame draw:style-name="gr4" draw:text-style-name="P4" draw:layer="layout" svg:width="25.431cm" svg:height="6.2cm" svg:x="1.237cm" svg:y="12.4cm">
          <draw:image xlink:href="Pictures/10000000000004E700000132D14F925EA15A67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7" draw:text-style-name="P7" draw:layer="layout" svg:width="15.544cm" svg:height="15.168cm" svg:x="4.756cm" svg:y="2.774cm">
          <draw:image xlink:href="Pictures/100000000000026D0000025E64920569D3244026.png" xlink:type="simple" xlink:show="embed" xlink:actuate="onLoad" loext:mime-type="image/png">
            <text:p/>
          </draw:image>
        </draw:frame>
        <draw:custom-shape draw:style-name="gr5" draw:text-style-name="P6" draw:layer="layout" svg:width="2cm" svg:height="1.6cm" svg:x="7cm" svg:y="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" draw:text-style-name="P4" draw:layer="layout" svg:width="15.389cm" svg:height="15.064cm" svg:x="4.8cm" svg:y="2.636cm">
          <draw:image xlink:href="Pictures/10000000000002680000025B642E16DAD32BCA72.png" xlink:type="simple" xlink:show="embed" xlink:actuate="onLoad" loext:mime-type="image/png">
            <text:p/>
          </draw:image>
        </draw:frame>
        <draw:custom-shape draw:style-name="gr5" draw:text-style-name="P6" draw:layer="layout" svg:width="2cm" svg:height="1.6cm" svg:x="7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4" draw:layer="layout" svg:width="15.4cm" svg:height="14.974cm" svg:x="5.3cm" svg:y="3.122cm">
          <draw:image xlink:href="Pictures/100000000000026600000255917D6E077F4D75E6.png" xlink:type="simple" xlink:show="embed" xlink:actuate="onLoad" loext:mime-type="image/png">
            <text:p/>
          </draw:image>
        </draw:frame>
        <draw:custom-shape draw:style-name="gr5" draw:text-style-name="P6" draw:layer="layout" svg:width="2cm" svg:height="1.6cm" svg:x="7.5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4" draw:layer="layout" svg:width="17.779cm" svg:height="10.667cm" svg:x="4.7cm" svg:y="7.833cm">
          <draw:image xlink:href="Pictures/1000000000000348000001F826B2BADC08C48F84.png" xlink:type="simple" xlink:show="embed" xlink:actuate="onLoad" loext:mime-type="image/png">
            <text:p/>
          </draw:image>
        </draw:frame>
        <draw:custom-shape draw:style-name="gr5" draw:text-style-name="P6" draw:layer="layout" svg:width="2cm" svg:height="1.6cm" svg:x="7.8cm" svg:y="3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16cm" svg:height="2.751cm" svg:x="7.04cm" svg:y="3.649cm">
          <draw:image xlink:href="Pictures/100000000000029D00000082BFCECD6C760C470C.png" xlink:type="simple" xlink:show="embed" xlink:actuate="onLoad" loext:mime-type="image/png">
            <text:p/>
          </draw:image>
        </draw:frame>
        <draw:custom-shape draw:style-name="gr6" draw:text-style-name="P6" draw:layer="layout" svg:width="2.299cm" svg:height="1.839cm" svg:x="6.301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" draw:text-style-name="P4" draw:layer="layout" svg:width="25.498cm" svg:height="3.249cm" svg:x="2.202cm" svg:y="2.443cm">
          <draw:image xlink:href="Pictures/1000000000000555000000AE5E49CCDC2CEBB33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4" draw:layer="layout" svg:width="25.498cm" svg:height="3.249cm" svg:x="2.202cm" svg:y="2.443cm">
          <draw:image xlink:href="Pictures/1000000000000555000000AE5E49CCDC2CEBB33F.png" xlink:type="simple" xlink:show="embed" xlink:actuate="onLoad" loext:mime-type="image/png">
            <text:p/>
          </draw:image>
        </draw:frame>
        <draw:frame draw:style-name="gr4" draw:text-style-name="P4" draw:layer="layout" svg:width="26.498cm" svg:height="3.121cm" svg:x="1.302cm" svg:y="6.378cm">
          <draw:image xlink:href="Pictures/1000000000000581000000A6F2B29E491E538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4" draw:layer="layout" svg:width="25.498cm" svg:height="3.249cm" svg:x="2.202cm" svg:y="2.443cm">
          <draw:image xlink:href="Pictures/1000000000000555000000AE5E49CCDC2CEBB33F.png" xlink:type="simple" xlink:show="embed" xlink:actuate="onLoad" loext:mime-type="image/png">
            <text:p/>
          </draw:image>
        </draw:frame>
        <draw:frame draw:style-name="gr4" draw:text-style-name="P4" draw:layer="layout" svg:width="27.098cm" svg:height="3.875cm" svg:x="0.102cm" svg:y="6.225cm">
          <draw:image xlink:href="Pictures/10000000000005CA000000D4567262F4E24ADD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" draw:text-style-name="P4" draw:layer="layout" svg:width="23.398cm" svg:height="2.981cm" svg:x="2.002cm" svg:y="2.443cm">
          <draw:image xlink:href="Pictures/1000000000000555000000AE5E49CCDC2CEBB33F.png" xlink:type="simple" xlink:show="embed" xlink:actuate="onLoad" loext:mime-type="image/png">
            <text:p/>
          </draw:image>
        </draw:frame>
        <draw:frame draw:style-name="gr4" draw:text-style-name="P4" draw:layer="layout" svg:width="25.6cm" svg:height="3.661cm" svg:x="-0.1cm" svg:y="5.726cm">
          <draw:image xlink:href="Pictures/10000000000005CA000000D4567262F4E24ADDF3.png" xlink:type="simple" xlink:show="embed" xlink:actuate="onLoad" loext:mime-type="image/png">
            <text:p/>
          </draw:image>
        </draw:frame>
        <draw:frame draw:style-name="gr4" draw:text-style-name="P4" draw:layer="layout" svg:width="32.223cm" svg:height="2.8cm" svg:x="-1.9cm" svg:y="5.8cm">
          <draw:image xlink:href="Pictures/1000000000000747000000A23658AB4F3F1CF469.png" xlink:type="simple" xlink:show="embed" xlink:actuate="onLoad" loext:mime-type="image/png">
            <text:p/>
          </draw:image>
        </draw:frame>
        <draw:frame draw:style-name="gr4" draw:text-style-name="P4" draw:layer="layout" svg:width="16.678cm" svg:height="4.825cm" svg:x="5.522cm" svg:y="10.975cm">
          <draw:image xlink:href="Pictures/1000000000000314000000E499B8C761326931A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4" draw:layer="layout" svg:width="26.776cm" svg:height="2.851cm" svg:x="0.624cm" svg:y="5.527cm">
          <draw:image xlink:href="Pictures/10000000000006C9000000B98D705AFAF903A8C8.png" xlink:type="simple" xlink:show="embed" xlink:actuate="onLoad" loext:mime-type="image/png">
            <text:p/>
          </draw:image>
        </draw:frame>
        <draw:frame draw:style-name="gr4" draw:text-style-name="P4" draw:layer="layout" svg:width="10.92cm" svg:height="3.234cm" svg:x="7.865cm" svg:y="9.4cm">
          <draw:image xlink:href="Pictures/1000000000000259000000B27CB058F01839877C.png" xlink:type="simple" xlink:show="embed" xlink:actuate="onLoad" loext:mime-type="image/png">
            <text:p/>
          </draw:image>
        </draw:frame>
        <draw:frame draw:style-name="gr4" draw:text-style-name="P4" draw:layer="layout" svg:width="22.598cm" svg:height="2.879cm" svg:x="2.202cm" svg:y="2.219cm">
          <draw:image xlink:href="Pictures/1000000000000555000000AE5E49CCDC2CEBB3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" draw:text-style-name="P4" draw:layer="layout" svg:width="26.776cm" svg:height="2.851cm" svg:x="0.624cm" svg:y="5.527cm">
          <draw:image xlink:href="Pictures/10000000000006C9000000B98D705AFAF903A8C8.png" xlink:type="simple" xlink:show="embed" xlink:actuate="onLoad" loext:mime-type="image/png">
            <text:p/>
          </draw:image>
        </draw:frame>
        <draw:frame draw:style-name="gr4" draw:text-style-name="P4" draw:layer="layout" svg:width="10.92cm" svg:height="3.234cm" svg:x="7.865cm" svg:y="9.4cm">
          <draw:image xlink:href="Pictures/1000000000000259000000B27CB058F01839877C.png" xlink:type="simple" xlink:show="embed" xlink:actuate="onLoad" loext:mime-type="image/png">
            <text:p/>
          </draw:image>
        </draw:frame>
        <draw:frame draw:style-name="gr4" draw:text-style-name="P4" draw:layer="layout" svg:width="13.368cm" svg:height="4.18cm" svg:x="6.332cm" svg:y="13.8cm">
          <draw:image xlink:href="Pictures/10000000000002E9000000E9560DA826F6274003.png" xlink:type="simple" xlink:show="embed" xlink:actuate="onLoad" loext:mime-type="image/png">
            <text:p/>
          </draw:image>
        </draw:frame>
        <draw:frame draw:style-name="gr4" draw:text-style-name="P4" draw:layer="layout" svg:width="22.598cm" svg:height="2.879cm" svg:x="2.202cm" svg:y="2.219cm">
          <draw:image xlink:href="Pictures/1000000000000555000000AE5E49CCDC2CEBB33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" draw:text-style-name="P4" draw:layer="layout" svg:width="16.864cm" svg:height="14.458cm" svg:x="5cm" svg:y="3.467cm">
          <draw:image xlink:href="Pictures/10000000000002D20000026B89CD0AC348A4EF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" draw:text-style-name="P4" draw:layer="layout" svg:width="17.281cm" svg:height="14.792cm" svg:x="10.6cm" svg:y="5.488cm">
          <draw:image xlink:href="Pictures/10000000000002D20000026ADFEBFB27EBEB6D4E.png" xlink:type="simple" xlink:show="embed" xlink:actuate="onLoad" loext:mime-type="image/png">
            <text:p/>
          </draw:image>
        </draw:frame>
        <draw:frame draw:style-name="gr4" draw:text-style-name="P4" draw:layer="layout" svg:width="12.021cm" svg:height="2.708cm" svg:x="0.3cm" svg:y="8.492cm">
          <draw:image xlink:href="Pictures/10000000000002380000008074E95B049D15C6DB.png" xlink:type="simple" xlink:show="embed" xlink:actuate="onLoad" loext:mime-type="image/png">
            <text:p/>
          </draw:image>
        </draw:frame>
        <draw:frame draw:style-name="gr4" draw:text-style-name="P4" draw:layer="layout" svg:width="18.4cm" svg:height="5.997cm" svg:x="0.2cm" svg:y="2.2cm">
          <draw:image xlink:href="Pictures/100000000000038C0000012867AFCA49EA8DA8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" draw:text-style-name="P4" draw:layer="layout" svg:width="24.425cm" svg:height="11.09cm" svg:x="2.4cm" svg:y="1.8cm">
          <draw:image xlink:href="Pictures/10000000000004820000020C43CA2FD39EE53C6F.png" xlink:type="simple" xlink:show="embed" xlink:actuate="onLoad" loext:mime-type="image/png">
            <text:p/>
          </draw:image>
        </draw:frame>
        <draw:frame draw:style-name="gr4" draw:text-style-name="P4" draw:layer="layout" svg:width="13.13cm" svg:height="4.4cm" svg:x="7cm" svg:y="14cm">
          <draw:image xlink:href="Pictures/1000000000000225000000B8BC3F7387BF791F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" draw:text-style-name="P4" draw:layer="layout" svg:width="19cm" svg:height="16.558cm" svg:x="8.8cm" svg:y="3.701cm">
          <draw:image xlink:href="Pictures/10000000000002C4000002690EA96C7EA5296088.png" xlink:type="simple" xlink:show="embed" xlink:actuate="onLoad" loext:mime-type="image/png">
            <text:p/>
          </draw:image>
        </draw:frame>
        <draw:frame draw:style-name="gr4" draw:text-style-name="P4" draw:layer="layout" svg:width="13.13cm" svg:height="4.4cm" svg:x="1.8cm" svg:y="3cm">
          <draw:image xlink:href="Pictures/1000000000000225000000B8BC3F7387BF791F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" draw:text-style-name="P4" draw:layer="layout" svg:width="9.143cm" svg:height="2.2cm" svg:x="8.657cm" svg:y="2cm">
          <draw:image xlink:href="Pictures/10000000000001B000000068AE063A2B04E57EB2.png" xlink:type="simple" xlink:show="embed" xlink:actuate="onLoad" loext:mime-type="image/png">
            <text:p/>
          </draw:image>
        </draw:frame>
        <draw:frame draw:style-name="gr4" draw:text-style-name="P4" draw:layer="layout" svg:width="27.999cm" svg:height="2.264cm" svg:x="0cm" svg:y="16.136cm">
          <draw:image xlink:href="Pictures/100000000000058D0000007368158459BCFF0A3A.png" xlink:type="simple" xlink:show="embed" xlink:actuate="onLoad" loext:mime-type="image/png">
            <text:p/>
          </draw:image>
        </draw:frame>
        <draw:frame draw:style-name="gr4" draw:text-style-name="P4" draw:layer="layout" svg:width="27.999cm" svg:height="9.887cm" svg:x="0.024cm" svg:y="5.074cm">
          <draw:image xlink:href="Pictures/100000000000072800000287E888E0C3DC3C675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" draw:text-style-name="P4" draw:layer="layout" svg:width="15.397cm" svg:height="15.132cm" svg:x="5.6cm" svg:y="3.361cm">
          <draw:image xlink:href="Pictures/100000000000028000000275D32497534ABB8E9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" draw:text-style-name="P4" draw:layer="layout" svg:width="16.102cm" svg:height="15.582cm" svg:x="4.5cm" svg:y="3.261cm">
          <draw:image xlink:href="Pictures/100000000000028A0000027528D2072F611222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" draw:text-style-name="P4" draw:layer="layout" svg:width="27.295cm" svg:height="13.419cm" svg:x="0.318cm" svg:y="3.181cm">
          <draw:image xlink:href="Pictures/10000000000005220000028698929C03356B69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" draw:text-style-name="P4" draw:layer="layout" svg:width="27.723cm" svg:height="13.443cm" svg:x="0.2cm" svg:y="4.048cm">
          <draw:image xlink:href="Pictures/100000000000072300000376837BA47278147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" draw:text-style-name="P4" draw:layer="layout" svg:width="27.376cm" svg:height="3.198cm" svg:x="0.224cm" svg:y="9.201cm">
          <draw:image xlink:href="Pictures/1000000000000716000000D42B60051D2CECD52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eter Vermeesch</meta:initial-creator>
    <meta:creation-date>2020-11-08T08:45:40.776356576</meta:creation-date>
    <dc:date>2020-11-09T17:58:51.282458170</dc:date>
    <dc:creator>Pieter Vermeesch</dc:creator>
    <meta:editing-duration>PT4H16M4S</meta:editing-duration>
    <meta:editing-cycles>19</meta:editing-cycles>
    <meta:generator>LibreOffice/6.4.6.2$Linux_X86_64 LibreOffice_project/40$Build-2</meta:generator>
    <meta:document-statistic meta:object-count="199"/>
  </office:meta>
</office:document-meta>
</file>